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measure" style:list-style-name="L1">
      <style:graphic-properties svg:stroke-width="0.05cm" draw:marker-start-width="0.35cm" draw:marker-end-width="0.35cm" draw:textarea-vertical-align="middle"/>
    </style:style>
    <style:style style:name="gr5" style:family="graphic" style:parent-style-name="measure" style:list-style-name="L1">
      <style:graphic-properties svg:stroke-width="0.05cm" draw:marker-start-width="0.35cm" draw:marker-end-width="0.35cm" draw:textarea-vertical-align="middle"/>
    </style:style>
    <style:style style:name="gr6" style:family="graphic" style:parent-style-name="measure">
      <style:graphic-properties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  <style:text-properties fo:font-size="18pt" fo:font-weight="bold" style:font-size-asian="18pt" style:font-size-complex="18pt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size="24pt" fo:font-weight="bold" style:font-size-asian="18pt" style:font-size-complex="18pt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1cm" svg:height="0.65cm" svg:x="3.01cm" svg:y="3.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1cm" svg:height="0.65cm" svg:x="3.01cm" svg:y="3.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1cm" svg:height="0.65cm" svg:x="7.71cm" svg:y="3.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1cm" svg:height="0.65cm" svg:x="7.71cm" svg:y="3.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1cm" svg:height="0.65cm" svg:x="12.41cm" svg:y="3.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13cm" svg:height="2.168cm" svg:x="2.03cm" svg:y="3.8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712cm" svg:height="1.204cm" svg:x="2.49cm" svg:y="4.82cm">
          <draw:text-box>
            <text:p text:style-name="P2"><text:span text:style-name="T1">GaAs</text:span></text:p>
          </draw:text-box>
        </draw:frame>
        <draw:custom-shape draw:style-name="gr1" draw:text-style-name="P1" draw:layer="layout" svg:width="3.21cm" svg:height="0.65cm" svg:x="3.01cm" svg:y="2.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1cm" svg:height="0.65cm" svg:x="3.01cm" svg:y="2.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1cm" svg:height="0.65cm" svg:x="7.71cm" svg:y="2.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1cm" svg:height="0.65cm" svg:x="7.71cm" svg:y="2.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1cm" svg:height="0.65cm" svg:x="12.41cm" svg:y="2.7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628cm" svg:height="1.204cm" svg:x="2.83cm" svg:y="2.71cm">
          <draw:text-box>
            <text:p><text:span text:style-name="T1">Au</text:span></text:p>
          </draw:text-box>
        </draw:frame>
        <draw:measure draw:style-name="gr4" draw:text-style-name="P3" draw:layer="measurelines" svg:x1="10.9cm" svg:y1="2.99cm" svg:x2="12.38cm" svg:y2="2.99cm">
          <text:p text:style-name="P3"><text:span text:style-name="T2">a</text:span></text:p>
        </draw:measure>
        <draw:measure draw:style-name="gr5" draw:text-style-name="P4" draw:layer="measurelines" svg:x1="6.21cm" svg:y1="2.97cm" svg:x2="10.89cm" svg:y2="2.97cm">
          <text:p text:style-name="P4"><text:span text:style-name="T2"><text:measure text:kind="gap"/></text:span><text:span text:style-name="T2">d</text:span></text:p>
        </draw:measure>
        <draw:measure draw:style-name="gr6" draw:text-style-name="P5" draw:layer="measurelines" svg:x1="18.02cm" svg:y1="3.73cm" svg:x2="18.02cm" svg:y2="6.08cm">
          <text:p text:style-name="P5"><text:span text:style-name="T2">h</text:span></text:p>
        </draw:measure>
        <draw:custom-shape draw:style-name="gr1" draw:text-style-name="P1" draw:layer="layout" svg:width="3.21cm" svg:height="0.65cm" svg:x="12.41cm" svg:y="3.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1cm" svg:height="0.65cm" svg:x="12.41cm" svg:y="3.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6cm" svg:height="0.65cm" svg:x="17.11cm" svg:y="3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6cm" svg:height="0.65cm" svg:x="17.11cm" svg:y="3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21cm" svg:height="0.65cm" svg:x="12.41cm" svg:y="2.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1cm" svg:height="0.65cm" svg:x="12.41cm" svg:y="2.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6cm" svg:height="0.65cm" svg:x="17.11cm" svg:y="2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8.71cm" svg:y1="3.95cm" svg:x2="9.55cm" svg:y2="3.95cm">
          <text:p/>
        </draw:line>
        <draw:line draw:style-name="gr8" draw:text-style-name="P1" draw:layer="layout" svg:x1="11.59cm" svg:y1="5.4cm" svg:x2="9.13cm" svg:y2="3.97cm">
          <text:p/>
        </draw:line>
        <draw:frame draw:style-name="gr3" draw:text-style-name="P6" draw:layer="layout" svg:width="5.434cm" svg:height="0.962cm" svg:x="11.42cm" svg:y="5.01cm">
          <draw:text-box>
            <text:p><text:span text:style-name="T3">tranzystor polow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inek </meta:initial-creator>
    <meta:creation-date>2015-05-15T13:42:37.032387242</meta:creation-date>
    <dc:date>2015-05-15T14:04:14.289206842</dc:date>
    <dc:creator>cinek </dc:creator>
    <meta:editing-duration>PT16M21S</meta:editing-duration>
    <meta:editing-cycles>5</meta:editing-cycles>
    <meta:generator>LibreOffice/4.2.8.2$Linux_X86_64 LibreOffice_project/420m0$Build-2</meta:generator>
    <meta:document-statistic meta:object-count="26"/>
  </office:meta>
</office:document-meta>
</file>